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1.7313in" style:rel-column-width="16383*"/>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8" style:family="table-row">
      <style:table-row-properties style:min-row-height="0.3035in"/>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5bd9" officeooo:paragraph-rsid="00155bd9"/>
    </style:style>
    <style:style style:name="P2" style:family="paragraph" style:parent-style-name="Standard">
      <style:paragraph-properties fo:text-align="start" style:justify-single-word="false"/>
      <style:text-properties officeooo:rsid="00155bd9" officeooo:paragraph-rsid="00155bd9"/>
    </style:style>
    <style:style style:name="P3" style:family="paragraph" style:parent-style-name="Standard">
      <style:paragraph-properties fo:text-align="start" style:justify-single-word="false"/>
      <style:text-properties officeooo:rsid="00155bd9" officeooo:paragraph-rsid="001726cd"/>
    </style:style>
    <style:style style:name="P4" style:family="paragraph" style:parent-style-name="Standard">
      <style:paragraph-properties fo:text-align="start" style:justify-single-word="false"/>
      <style:text-properties officeooo:rsid="000757d1" officeooo:paragraph-rsid="001726cd"/>
    </style:style>
    <style:style style:name="P5" style:family="paragraph" style:parent-style-name="Standard">
      <style:paragraph-properties fo:text-align="start" style:justify-single-word="false"/>
      <style:text-properties officeooo:rsid="00019b6c" officeooo:paragraph-rsid="001726cd"/>
    </style:style>
    <style:style style:name="P6" style:family="paragraph" style:parent-style-name="Standard">
      <style:paragraph-properties fo:text-align="start" style:justify-single-word="false"/>
      <style:text-properties officeooo:rsid="00036fa2" officeooo:paragraph-rsid="001726cd"/>
    </style:style>
    <style:style style:name="P7" style:family="paragraph" style:parent-style-name="Standard">
      <style:paragraph-properties fo:text-align="start" style:justify-single-word="false"/>
      <style:text-properties officeooo:rsid="0004101d" officeooo:paragraph-rsid="001726cd"/>
    </style:style>
    <style:style style:name="P8" style:family="paragraph" style:parent-style-name="Standard">
      <style:paragraph-properties fo:text-align="start" style:justify-single-word="false"/>
      <style:text-properties officeooo:rsid="0005b4de" officeooo:paragraph-rsid="001726cd"/>
    </style:style>
    <style:style style:name="P9" style:family="paragraph" style:parent-style-name="Standard">
      <style:paragraph-properties fo:text-align="start" style:justify-single-word="false"/>
      <style:text-properties officeooo:rsid="0006d608" officeooo:paragraph-rsid="001726cd"/>
    </style:style>
    <style:style style:name="P10" style:family="paragraph" style:parent-style-name="Standard">
      <style:paragraph-properties fo:text-align="start" style:justify-single-word="false"/>
      <style:text-properties officeooo:rsid="00095062" officeooo:paragraph-rsid="001726cd"/>
    </style:style>
    <style:style style:name="P11" style:family="paragraph" style:parent-style-name="Standard">
      <style:text-properties officeooo:paragraph-rsid="001726cd"/>
    </style:style>
    <style:style style:name="P12" style:family="paragraph" style:parent-style-name="Standard">
      <style:paragraph-properties fo:text-align="start" style:justify-single-word="false"/>
      <style:text-properties officeooo:rsid="001726cd" officeooo:paragraph-rsid="001726cd"/>
    </style:style>
    <style:style style:name="P13" style:family="paragraph" style:parent-style-name="Standard">
      <style:paragraph-properties fo:text-align="start" style:justify-single-word="false"/>
      <style:text-properties officeooo:rsid="0006b0c7" officeooo:paragraph-rsid="0018254a"/>
    </style:style>
    <style:style style:name="P14" style:family="paragraph" style:parent-style-name="Standard">
      <style:paragraph-properties fo:text-align="start" style:justify-single-word="false"/>
      <style:text-properties officeooo:rsid="000564ec" officeooo:paragraph-rsid="0018254a"/>
    </style:style>
    <style:style style:name="P15" style:family="paragraph" style:parent-style-name="Standard">
      <style:paragraph-properties fo:text-align="start" style:justify-single-word="false"/>
      <style:text-properties fo:font-weight="bold" officeooo:rsid="00155bd9" officeooo:paragraph-rsid="00155bd9" style:font-weight-asian="bold" style:font-weight-complex="bold"/>
    </style:style>
    <style:style style:name="P16" style:family="paragraph" style:parent-style-name="Standard">
      <style:paragraph-properties fo:text-align="start" style:justify-single-word="false"/>
      <style:text-properties officeooo:rsid="0018254a" officeooo:paragraph-rsid="0018254a"/>
    </style:style>
    <style:style style:name="P17" style:family="paragraph" style:parent-style-name="Standard">
      <style:paragraph-properties fo:text-align="start" style:justify-single-word="false"/>
      <style:text-properties fo:font-weight="normal" officeooo:rsid="00195ac2" officeooo:paragraph-rsid="00195ac2" style:font-weight-asian="normal" style:font-weight-complex="normal"/>
    </style:style>
    <style:style style:name="P18" style:family="paragraph" style:parent-style-name="Standard">
      <style:paragraph-properties fo:text-align="start" style:justify-single-word="false"/>
      <style:text-properties fo:font-weight="normal" officeooo:rsid="00198141" officeooo:paragraph-rsid="00198141" style:font-weight-asian="normal" style:font-weight-complex="normal"/>
    </style:style>
    <style:style style:name="P19" style:family="paragraph" style:parent-style-name="Standard">
      <style:paragraph-properties fo:text-align="start" style:justify-single-word="false"/>
      <style:text-properties fo:font-weight="normal" officeooo:rsid="001b97a8" officeooo:paragraph-rsid="001b97a8" style:font-weight-asian="normal" style:font-weight-complex="normal"/>
    </style:style>
    <style:style style:name="P20" style:family="paragraph" style:parent-style-name="Standard">
      <style:paragraph-properties fo:text-align="start" style:justify-single-word="false" fo:break-before="page"/>
      <style:text-properties fo:font-weight="bold" officeooo:rsid="00155bd9" officeooo:paragraph-rsid="00155bd9" style:font-weight-asian="bold" style:font-weight-complex="bold"/>
    </style:style>
    <style:style style:name="P21" style:family="paragraph" style:parent-style-name="Standard">
      <style:paragraph-properties fo:text-align="start" style:justify-single-word="false"/>
      <style:text-properties officeooo:rsid="00155bd9" officeooo:paragraph-rsid="00155bd9"/>
    </style:style>
    <style:style style:name="P22" style:family="paragraph" style:parent-style-name="Standard">
      <style:paragraph-properties fo:text-align="start" style:justify-single-word="false"/>
      <style:text-properties officeooo:rsid="001f8aef" officeooo:paragraph-rsid="001f8aef"/>
    </style:style>
    <style:style style:name="P23" style:family="paragraph" style:parent-style-name="Standard">
      <style:paragraph-properties fo:text-align="start" style:justify-single-word="false"/>
      <style:text-properties fo:font-weight="bold" officeooo:rsid="001f8aef" officeooo:paragraph-rsid="001f8aef" style:font-weight-asian="bold" style:font-weight-complex="bold"/>
    </style:style>
    <style:style style:name="P24" style:family="paragraph" style:parent-style-name="Standard">
      <style:paragraph-properties fo:text-align="start" style:justify-single-word="false"/>
      <style:text-properties officeooo:rsid="001f9cc7" officeooo:paragraph-rsid="001f9cc7"/>
    </style:style>
    <style:style style:name="P25" style:family="paragraph" style:parent-style-name="Standard">
      <style:paragraph-properties fo:text-align="start" style:justify-single-word="false"/>
      <style:text-properties officeooo:rsid="002060a4" officeooo:paragraph-rsid="002060a4"/>
    </style:style>
    <style:style style:name="P26" style:family="paragraph" style:parent-style-name="Standard">
      <style:paragraph-properties fo:text-align="start" style:justify-single-word="false"/>
      <style:text-properties officeooo:rsid="0021bd64" officeooo:paragraph-rsid="0021bd64"/>
    </style:style>
    <style:style style:name="P27" style:family="paragraph" style:parent-style-name="Standard">
      <style:paragraph-properties fo:text-align="start" style:justify-single-word="false"/>
      <style:text-properties officeooo:rsid="00227af1" officeooo:paragraph-rsid="00227af1"/>
    </style:style>
    <style:style style:name="P28" style:family="paragraph" style:parent-style-name="Standard">
      <style:paragraph-properties fo:text-align="start" style:justify-single-word="false"/>
      <style:text-properties officeooo:rsid="0022e122" officeooo:paragraph-rsid="0022e122"/>
    </style:style>
    <style:style style:name="P29" style:family="paragraph" style:parent-style-name="Standard">
      <style:paragraph-properties fo:text-align="start" style:justify-single-word="false" fo:break-before="page"/>
      <style:text-properties fo:font-weight="bold" officeooo:rsid="00155bd9" officeooo:paragraph-rsid="00155bd9" style:font-weight-asian="bold" style:font-weight-complex="bol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rsid="001f8aef" officeooo:paragraph-rsid="001f8aef"/>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f8aef" officeooo:paragraph-rsid="001f8ae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f9cc7" officeooo:paragraph-rsid="001f9cc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officeooo:rsid="001f9cc7" officeooo:paragraph-rsid="001f9cc7"/>
    </style:style>
    <style:style style:name="P36" style:family="paragraph" style:parent-style-name="Table_20_Contents">
      <style:paragraph-properties fo:text-align="start" style:justify-single-word="false"/>
      <style:text-properties officeooo:rsid="00204758" officeooo:paragraph-rsid="00204758"/>
    </style:style>
    <style:style style:name="P37" style:family="paragraph" style:parent-style-name="Table_20_Contents">
      <style:paragraph-properties fo:text-align="start" style:justify-single-word="false"/>
      <style:text-properties officeooo:rsid="002060a4" officeooo:paragraph-rsid="002060a4"/>
    </style:style>
    <style:style style:name="T1" style:family="text">
      <style:text-properties officeooo:rsid="00095062"/>
    </style:style>
    <style:style style:name="T2" style:family="text">
      <style:text-properties officeooo:rsid="00032eb6"/>
    </style:style>
    <style:style style:name="T3" style:family="text">
      <style:text-properties officeooo:rsid="0004101d"/>
    </style:style>
    <style:style style:name="T4" style:family="text">
      <style:text-properties officeooo:rsid="0006d608"/>
    </style:style>
    <style:style style:name="T5" style:family="text">
      <style:text-properties officeooo:rsid="000757d1"/>
    </style:style>
    <style:style style:name="T6" style:family="text">
      <style:text-properties officeooo:rsid="0006b0c7"/>
    </style:style>
    <style:style style:name="T7" style:family="text">
      <style:text-properties officeooo:rsid="001a10c8"/>
    </style:style>
    <style:style style:name="T8" style:family="text">
      <style:text-properties officeooo:rsid="00227af1"/>
    </style:style>
    <style:style style:name="T9" style:family="text">
      <style:text-properties fo:font-weight="bold" style:font-weight-asian="bold" style:font-weight-complex="bold"/>
    </style:style>
    <style:style style:name="T10" style:family="text">
      <style:text-properties officeooo:rsid="0022e122"/>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lik Robinson</text:p>
      <text:p text:style-name="P1">6-2 Project One</text:p>
      <text:p text:style-name="P1">02/14/2024</text:p>
      <text:p text:style-name="P1"/>
      <text:p text:style-name="P2"/>
      <text:p text:style-name="P20">Vector pseudocode:</text:p>
      <text:p text:style-name="P2"/>
      <text:p text:style-name="P12">START</text:p>
      <text:p text:style-name="P12"/>
      <text:p text:style-name="P11">Course Structure:</text:p>
      <text:p text:style-name="P11">Create variables</text:p>
      <text:p text:style-name="P11">Int courseNumber;</text:p>
      <text:p text:style-name="P11">String courseName;</text:p>
      <text:p text:style-name="P11">Vector&lt;string&gt; preReqs</text:p>
      <text:p text:style-name="P11"/>
      <text:p text:style-name="P11">Course Search</text:p>
      <text:p text:style-name="P11">Define empty course</text:p>
      <text:p text:style-name="P11">FOR each course in courses</text:p>
      <text:p text:style-name="P11">IF course index equals courseNum</text:p>
      <text:p text:style-name="P11">RETURN course</text:p>
      <text:p text:style-name="P11">RETURN empty</text:p>
      <text:p text:style-name="P11"/>
      <text:p text:style-name="P11">Course file</text:p>
      <text:p text:style-name="P11">Vector&lt;string&gt; Open File (string filename)</text:p>
      <text:p text:style-name="P11">Create vector&lt;string&gt;</text:p>
      <text:p text:style-name="P11">OPEN file with file name</text:p>
      <text:p text:style-name="P11">IF not open</text:p>
      <text:p text:style-name="P11">PRINT “File not found”</text:p>
      <text:p text:style-name="P11">WHILE file open</text:p>
      <text:p text:style-name="P11">READ and WRITE information from file to vector</text:p>
      <text:p text:style-name="P11">CLOSE file</text:p>
      <text:p text:style-name="P11">RETURN information</text:p>
      <text:p text:style-name="P3"/>
      <text:p text:style-name="P2"/>
      <text:p text:style-name="P15">Hash table pseudocode:</text:p>
      <text:p text:style-name="P5">START</text:p>
      <text:p text:style-name="P5"/>
      <text:p text:style-name="P5">Structure of course</text:p>
      <text:p text:style-name="P5"><text:tab/>course_Name;</text:p>
      <text:p text:style-name="P5"><text:tab/>course_Number;</text:p>
      <text:p text:style-name="P5"><text:tab/><text:span text:style-name="T2">prerequisites;</text:span></text:p>
      <text:p text:style-name="P5"/>
      <text:p text:style-name="P6">CONSTANT DEFAULT_SIZE = 8; </text:p>
      <text:p text:style-name="P6"/>
      <text:p text:style-name="P4">Open file in read mode</text:p>
      <text:p text:style-name="P4"/>
      <text:p text:style-name="P6">Hash Table begins</text:p>
      <text:p text:style-name="P6"><text:tab/>Node Course* course; Node* next;</text:p>
      <text:p text:style-name="P6"><text:tab/><text:tab/><text:span text:style-name="T3">Create variable </text:span>key</text:p>
      <text:p text:style-name="P6"><text:tab/><text:tab/><text:span text:style-name="T3">Set default </text:span>Node()</text:p>
      <text:p text:style-name="P6"><text:tab/><text:tab/><text:span text:style-name="T3">Create node using variables course and key</text:span></text:p>
      <text:p text:style-name="P6"/>
      <text:p text:style-name="P7"><text:tab/>Assign size to DEFAULT_SIZE</text:p>
      <text:p text:style-name="P6"><text:tab/><text:span text:style-name="T3">Set default hash table</text:span></text:p>
      <text:p text:style-name="P6"><text:soft-page-break/><text:tab/></text:p>
      <text:p text:style-name="P8">Create method for each classes prerequisites classes using variables courses and course number</text:p>
      <text:p text:style-name="P8"><text:tab/>Create key that hashes the course number</text:p>
      <text:p text:style-name="P8"><text:tab/>Set node to new node using key</text:p>
      <text:p text:style-name="P8"><text:tab/>While the node is not empty</text:p>
      <text:p text:style-name="P8"><text:tab/><text:tab/>IF node points to the same number of the number of classes</text:p>
      <text:p text:style-name="P8"><text:tab/><text:tab/><text:tab/>Set number of prerequisites <text:span text:style-name="T4">to the prerequisite size</text:span></text:p>
      <text:p text:style-name="P8"><text:tab/><text:tab/><text:span text:style-name="T4">FOR each prerequisite in list add prerequisite to total number of prerequisites</text:span></text:p>
      <text:p text:style-name="P8"><text:tab/><text:tab/><text:tab/><text:span text:style-name="T4">Display the total number of prerequisites</text:span></text:p>
      <text:p text:style-name="P8"><text:tab/><text:tab/><text:span text:style-name="T4">ELSE</text:span></text:p>
      <text:p text:style-name="P8"><text:tab/><text:tab/><text:tab/><text:span text:style-name="T4">Set node pointer to next node</text:span></text:p>
      <text:p text:style-name="P8"/>
      <text:p text:style-name="P9">Print course information</text:p>
      <text:p text:style-name="P9"><text:tab/>Create key</text:p>
      <text:p text:style-name="P9"><text:tab/>While node is not empty</text:p>
      <text:p text:style-name="P9"><text:tab/><text:tab/>IF node points to the same number of the number of classes</text:p>
      <text:p text:style-name="P9"><text:tab/><text:tab/><text:tab/>Display course details regarding the prerequisites</text:p>
      <text:p text:style-name="P9"><text:tab/><text:tab/>ELSE</text:p>
      <text:p text:style-name="P9"><text:tab/><text:tab/><text:tab/>Set node pointer to next node</text:p>
      <text:p text:style-name="P9"/>
      <text:p text:style-name="P9">Create hash number using key</text:p>
      <text:p text:style-name="P9"><text:tab/>key % return table size</text:p>
      <text:p text:style-name="P9"/>
      <text:p text:style-name="P9">Create insert method using courses as variable</text:p>
      <text:p text:style-name="P9"><text:tab/>Set has equal to key</text:p>
      <text:p text:style-name="P9"><text:tab/>Check if node is empty</text:p>
      <text:p text:style-name="P9"><text:tab/>IF empty</text:p>
      <text:p text:style-name="P9"><text:tab/><text:tab/>Add course to node</text:p>
      <text:p text:style-name="P9"><text:tab/><text:span text:style-name="T5">Loop till empty node is found</text:span></text:p>
      <text:p text:style-name="P9"><text:tab/><text:span text:style-name="T5">IF node not empty</text:span></text:p>
      <text:p text:style-name="P9"><text:tab/><text:tab/><text:span text:style-name="T5">Set course to an empty node if possible</text:span></text:p>
      <text:p text:style-name="P9"/>
      <text:p text:style-name="P4">Create method to read lines</text:p>
      <text:p text:style-name="P4"><text:tab/><text:span text:style-name="T1">IF</text:span> lines in file equal two</text:p>
      <text:p text:style-name="P4"><text:tab/><text:tab/><text:span text:style-name="T1">Read information as the first line being line 0 and second line being line 1</text:span></text:p>
      <text:p text:style-name="P4"><text:tab/><text:tab/><text:span text:style-name="T1">Set read lines into vector to store</text:span></text:p>
      <text:p text:style-name="P4"><text:tab/><text:span text:style-name="T1">ELSE</text:span></text:p>
      <text:p text:style-name="P4"><text:tab/><text:tab/><text:span text:style-name="T1">Set string to temp prerequisite</text:span></text:p>
      <text:p text:style-name="P4"/>
      <text:p text:style-name="P10">Create method for main function</text:p>
      <text:p text:style-name="P10"><text:tab/>Set hash table to hash table method to create new hash table</text:p>
      <text:p text:style-name="P10"/>
      <text:p text:style-name="P10">Create temp vector for storing</text:p>
      <text:p text:style-name="P10"/>
      <text:p text:style-name="P10">Open file if file name matches</text:p>
      <text:p text:style-name="P10"><text:tab/>While unread lines are in the file read and insert into hash table</text:p>
      <text:p text:style-name="P10"/>
      <text:p text:style-name="P10"><text:tab/>Clear temp vector to save memory</text:p>
      <text:p text:style-name="P4"/>
      <text:p text:style-name="P4"><text:soft-page-break/>close file <text:span text:style-name="T1">at end of program</text:span></text:p>
      <text:p text:style-name="P4"/>
      <text:p text:style-name="P15">Binary tree pseudocode:</text:p>
      <text:p text:style-name="P2"/>
      <text:p text:style-name="P16">START</text:p>
      <text:p text:style-name="P16"/>
      <text:p text:style-name="P14">Open file in read mode</text:p>
      <text:p text:style-name="P14"><text:tab/>IF file not able to be opened</text:p>
      <text:p text:style-name="P14"><text:tab/><text:tab/>Return failed</text:p>
      <text:p text:style-name="P14"><text:tab/>ELSE</text:p>
      <text:p text:style-name="P14"><text:tab/><text:tab/>While not at end of file</text:p>
      <text:p text:style-name="P14"><text:tab/><text:tab/><text:tab/>Read information from file</text:p>
      <text:p text:style-name="P14">Close file</text:p>
      <text:p text:style-name="P14"/>
      <text:p text:style-name="P14">Course structure</text:p>
      <text:p text:style-name="P14"><text:tab/>Read through file</text:p>
      <text:p text:style-name="P14"><text:tab/><text:tab/>Add <text:span text:style-name="T6">course id and course name</text:span></text:p>
      <text:p text:style-name="P14"><text:tab/><text:span text:style-name="T6">IF 3 types of information in file </text:span></text:p>
      <text:p text:style-name="P14"><text:tab/><text:tab/><text:span text:style-name="T6">Add prerequisite</text:span></text:p>
      <text:p text:style-name="P14"/>
      <text:p text:style-name="P13">Create Tree and add nodes</text:p>
      <text:p text:style-name="P13">Define Binary Tree</text:p>
      <text:p text:style-name="P13">Create root pointer set to null</text:p>
      <text:p text:style-name="P13"/>
      <text:p text:style-name="P13">Create insert method</text:p>
      <text:p text:style-name="P13"><text:tab/>IF root is empty</text:p>
      <text:p text:style-name="P13"><text:tab/><text:tab/>Set current course to root</text:p>
      <text:p text:style-name="P13"><text:tab/>ELSE</text:p>
      <text:p text:style-name="P13"><text:tab/><text:tab/>IF left node is empty</text:p>
      <text:p text:style-name="P13"><text:tab/><text:tab/><text:tab/>Add course number to node</text:p>
      <text:p text:style-name="P13"><text:tab/><text:tab/>ELSE</text:p>
      <text:p text:style-name="P13"><text:tab/><text:tab/><text:tab/>IF course number less than current </text:p>
      <text:p text:style-name="P13"><text:tab/><text:tab/><text:tab/><text:tab/>Add to left</text:p>
      <text:p text:style-name="P13"><text:tab/><text:tab/><text:tab/>IF course number greater than current</text:p>
      <text:p text:style-name="P13"><text:tab/><text:tab/><text:tab/><text:tab/>Add to right</text:p>
      <text:p text:style-name="P13"/>
      <text:p text:style-name="P2"/>
      <text:p text:style-name="P15">Menu pseudocode:</text:p>
      <text:p text:style-name="P15"/>
      <text:p text:style-name="P17">START</text:p>
      <text:p text:style-name="P17"/>
      <text:p text:style-name="P18">Read and load information from files</text:p>
      <text:p text:style-name="P18">Create variable to use for menu selection</text:p>
      <text:p text:style-name="P18"/>
      <text:p text:style-name="P18">Display menu options</text:p>
      <text:p text:style-name="P18">Option 1: Load information from file</text:p>
      <text:p text:style-name="P18">Option 2: Display course information list from file</text:p>
      <text:p text:style-name="P18">Option 3: Display specific course and its information from file</text:p>
      <text:p text:style-name="P18">Option 4: Exit loop and end program</text:p>
      <text:p text:style-name="P18"><text:soft-page-break/><text:tab/>While variable is not equal to 4</text:p>
      <text:p text:style-name="P18"><text:tab/><text:tab/><text:span text:style-name="T7">Case 1:</text:span></text:p>
      <text:p text:style-name="P18"><text:tab/><text:tab/><text:tab/><text:span text:style-name="T7">Read and load information from file</text:span></text:p>
      <text:p text:style-name="P18"><text:tab/><text:tab/><text:tab/><text:span text:style-name="T7">Loop to menu</text:span></text:p>
      <text:p text:style-name="P18"><text:tab/><text:tab/><text:span text:style-name="T7">Case 2:</text:span></text:p>
      <text:p text:style-name="P2"><text:tab/><text:tab/><text:tab/><text:span text:style-name="T7">Display course list</text:span></text:p>
      <text:p text:style-name="P2"><text:tab/><text:tab/><text:tab/><text:span text:style-name="T7">Loop to menu</text:span></text:p>
      <text:p text:style-name="P2"><text:tab/><text:tab/><text:span text:style-name="T7">Case 3:</text:span></text:p>
      <text:p text:style-name="P2"><text:tab/><text:tab/><text:tab/><text:span text:style-name="T7">Request specific course from user</text:span></text:p>
      <text:p text:style-name="P2"><text:tab/><text:tab/><text:tab/><text:span text:style-name="T7">IF course found</text:span></text:p>
      <text:p text:style-name="P2"><text:tab/><text:tab/><text:tab/><text:tab/><text:span text:style-name="T7">Display course information and prerequisites </text:span></text:p>
      <text:p text:style-name="P2"><text:tab/><text:tab/><text:tab/><text:span text:style-name="T7">IF not found</text:span></text:p>
      <text:p text:style-name="P2"><text:tab/><text:tab/><text:tab/><text:tab/><text:span text:style-name="T7">Display course not found</text:span></text:p>
      <text:p text:style-name="P2"><text:tab/><text:tab/><text:tab/><text:tab/><text:span text:style-name="T7">Request course from user</text:span></text:p>
      <text:p text:style-name="P2"/>
      <text:p text:style-name="P2"><text:tab/><text:tab/><text:tab/><text:span text:style-name="T7">Loop to menu</text:span></text:p>
      <text:p text:style-name="P2"><text:tab/><text:tab/><text:span text:style-name="T7">Case 4:</text:span></text:p>
      <text:p text:style-name="P2"><text:tab/><text:tab/><text:tab/><text:span text:style-name="T7">Display good bye message</text:span></text:p>
      <text:p text:style-name="P2"><text:tab/><text:tab/><text:tab/><text:span text:style-name="T7">Break loop and exit program</text:span></text:p>
      <text:p text:style-name="P2"><text:tab/><text:tab/><text:span text:style-name="T7">Default:</text:span></text:p>
      <text:p text:style-name="P2"><text:tab/><text:tab/><text:tab/><text:span text:style-name="T7">Print incorrect input. Request input again.</text:span></text:p>
      <text:p text:style-name="P2"><text:tab/><text:tab/><text:tab/><text:span text:style-name="T7">Loop to menu</text:span></text:p>
      <text:p text:style-name="P2"/>
      <text:p text:style-name="P15">Alphanumeric order pseudocode:</text:p>
      <text:p text:style-name="P15"/>
      <text:p text:style-name="P19">START</text:p>
      <text:p text:style-name="P19"/>
      <text:p text:style-name="P19">Create variable to store list information</text:p>
      <text:p text:style-name="P19">Create variable to store temporary information for sorting</text:p>
      <text:p text:style-name="P19">Create variable to store information number for sorting</text:p>
      <text:p text:style-name="P19"/>
      <text:p text:style-name="P19">Read information from file</text:p>
      <text:p text:style-name="P19">Sort course number from lowest to highest</text:p>
      <text:p text:style-name="P19">Display lowest to highest list to user.</text:p>
      <text:p text:style-name="P19"/>
      <text:p text:style-name="P19"/>
      <text:p text:style-name="P20">Evaluation:</text:p>
      <text:p text:style-name="P2"/>
      <text:p text:style-name="P25"><text:span text:style-name="T9">Vector </text:span>advantages:</text:p>
      <text:p text:style-name="P26">The strength<text:span text:style-name="T8">s</text:span> of the vector data structure is the simple but powerful implementation of it. Inserting, deleting and moving within the vector is simple. </text:p>
      <text:p text:style-name="P26"/>
      <text:p text:style-name="P25"><text:span text:style-name="T9">Vector</text:span> disadvantages:</text:p>
      <text:p text:style-name="P26">The weaknesses of the vector data structure is its inability to be adaptable there are many type or styles of information that struggle to be stored with this structure. Since it is simple the memory consumption is greater the larger the information is.</text:p>
      <text:p text:style-name="P26"/>
      <text:p text:style-name="P25"><text:span text:style-name="T9">Hash table</text:span> advantages:</text:p>
      <text:p text:style-name="P26">The strength<text:span text:style-name="T8">s</text:span> of the hash table data structure is the ability to specifically manipulate nodes and information within them. <text:span text:style-name="T8">The format of the structure makes inserting or deleting speeds to be constant since there is no need to search through the full list if the placement is known.</text:span></text:p>
      <text:p text:style-name="P26"/>
      <text:p text:style-name="P25"><text:span text:style-name="T9">Hash table</text:span> disadvantages:</text:p>
      <text:p text:style-name="P27">The weaknesses of the data structure is the fact that it will consume much more memory since the implementation of functions have a specific structure and have to be run a certain way. In this scenario the data must be sorted and displayed meaning longer run times and more memory needed.</text:p>
      <text:p text:style-name="P27"/>
      <text:p text:style-name="P25"><text:span text:style-name="T9">BST</text:span> advantages:</text:p>
      <text:p text:style-name="P27">The strengths of the Binary search tree data structure is <text:span text:style-name="T10">the structure will always have the information is order making it easier to manage. The time it takes to find a specific node or information is the most powerful because the fact that the information is already sorted and since the list can be broken down into smaller list gives the advantage of finding a node in an overall shorter time span.</text:span></text:p>
      <text:p text:style-name="P27"/>
      <text:p text:style-name="P25"><text:span text:style-name="T9">BST</text:span> disadvantages:</text:p>
      <text:p text:style-name="P28">The weaknesses of the data structure is that it struggles with information that can not be symmetrical or balanced. Information that favors one side can effect the run time greatly because the search will be extended if the node that is trying to be found is not there or is not in the proper place.</text:p>
      <text:p text:style-name="P2"/>
      <text:p text:style-name="P2"/>
      <text:p text:style-name="P23">Run time Analysis:</text:p>
      <text:p text:style-name="P22"/>
      <text:p text:style-name="P24">Run time:</text:p>
      <text:p text:style-name="P24">O(n)</text:p>
      <table:table table:name="Table1" table:style-name="Table1" table:template-name="Default Style">
        <table:table-column table:style-name="Table1.A" table:number-columns-repeated="4"/>
        <table:table-row table:style-name="Table1.1">
          <table:table-cell table:style-name="Table1.A1" office:value-type="string">
            <text:p text:style-name="P32">Vector</text:p>
          </table:table-cell>
          <table:table-cell table:style-name="Table1.A1" office:value-type="string">
            <text:p text:style-name="P32">Lines</text:p>
          </table:table-cell>
          <table:table-cell table:style-name="Table1.A1" office:value-type="string">
            <text:p text:style-name="P32">Execute time</text:p>
          </table:table-cell>
          <table:table-cell table:style-name="Table1.D1" office:value-type="string">
            <text:p text:style-name="P32">Cost</text:p>
          </table:table-cell>
        </table:table-row>
        <table:table-row>
          <table:table-cell table:style-name="Table1.A2" office:value-type="string">
            <text:p text:style-name="P34">Creation</text:p>
          </table:table-cell>
          <table:table-cell table:style-name="Table1.B2" office:value-type="float" office:value="1">
            <text:p text:style-name="P34">1</text:p>
          </table:table-cell>
          <table:table-cell table:style-name="Table1.B2" office:value-type="float" office:value="1">
            <text:p text:style-name="P34">1</text:p>
          </table:table-cell>
          <table:table-cell table:style-name="Table1.D2" office:value-type="float" office:value="1">
            <text:p text:style-name="P34">1</text:p>
          </table:table-cell>
        </table:table-row>
        <table:table-row>
          <table:table-cell table:style-name="Table1.A2" office:value-type="string">
            <text:p text:style-name="P34">Line in file</text:p>
          </table:table-cell>
          <table:table-cell table:style-name="Table1.B2" office:value-type="float" office:value="1">
            <text:p text:style-name="P34">1</text:p>
          </table:table-cell>
          <table:table-cell table:style-name="Table1.C3" office:value-type="string">
            <text:p text:style-name="P34">n</text:p>
          </table:table-cell>
          <table:table-cell table:style-name="Table1.D3" office:value-type="string">
            <text:p text:style-name="P34">n</text:p>
          </table:table-cell>
        </table:table-row>
        <table:table-row>
          <table:table-cell table:style-name="Table1.A2" office:value-type="string">
            <text:p text:style-name="P34">Course item</text:p>
          </table:table-cell>
          <table:table-cell table:style-name="Table1.B2" office:value-type="float" office:value="1">
            <text:p text:style-name="P34">1</text:p>
          </table:table-cell>
          <table:table-cell table:style-name="Table1.C4" office:value-type="string">
            <text:p text:style-name="P34">n</text:p>
          </table:table-cell>
          <table:table-cell table:style-name="Table1.D4" office:value-type="string">
            <text:p text:style-name="P34">n</text:p>
          </table:table-cell>
        </table:table-row>
        <table:table-row table:style-name="Table1.1">
          <table:table-cell table:style-name="Table1.A2" office:value-type="string">
            <text:p text:style-name="P34">Has prerequisites</text:p>
          </table:table-cell>
          <table:table-cell table:style-name="Table1.B2" office:value-type="float" office:value="1">
            <text:p text:style-name="P34">1</text:p>
          </table:table-cell>
          <table:table-cell table:style-name="Table1.C5" office:value-type="string">
            <text:p text:style-name="P34">n</text:p>
          </table:table-cell>
          <table:table-cell table:style-name="Table1.D5" office:value-type="string">
            <text:p text:style-name="P34">n</text:p>
          </table:table-cell>
        </table:table-row>
        <table:table-row table:style-name="Table1.1">
          <table:table-cell table:style-name="Table1.A2" office:value-type="string">
            <text:p text:style-name="P34">Append prerequisites</text:p>
          </table:table-cell>
          <table:table-cell table:style-name="Table1.B2" office:value-type="float" office:value="1">
            <text:p text:style-name="P34">1</text:p>
          </table:table-cell>
          <table:table-cell table:style-name="Table1.C6" office:value-type="string">
            <text:p text:style-name="P34">n</text:p>
          </table:table-cell>
          <table:table-cell table:style-name="Table1.D6" office:value-type="string">
            <text:p text:style-name="P34">n</text:p>
          </table:table-cell>
        </table:table-row>
        <table:table-row>
          <table:table-cell table:style-name="Table1.A2" office:value-type="string">
            <text:p text:style-name="P34">Push course items</text:p>
          </table:table-cell>
          <table:table-cell table:style-name="Table1.B2" office:value-type="float" office:value="1">
            <text:p text:style-name="P34">1</text:p>
          </table:table-cell>
          <table:table-cell table:style-name="Table1.C7" office:value-type="string">
            <text:p text:style-name="P34">n</text:p>
          </table:table-cell>
          <table:table-cell table:style-name="Table1.D7" office:value-type="string">
            <text:p text:style-name="P34">n</text:p>
          </table:table-cell>
        </table:table-row>
        <table:table-row>
          <table:table-cell table:style-name="Table1.A2" office:value-type="string">
            <text:p text:style-name="P34"/>
          </table:table-cell>
          <table:table-cell table:style-name="Table1.B2">
            <text:p text:style-name="P33"/>
          </table:table-cell>
          <table:table-cell table:style-name="Table1.B2">
            <text:p text:style-name="P33"/>
          </table:table-cell>
          <table:table-cell table:style-name="Table1.D8" office:value-type="string">
            <text:p text:style-name="P34">Total cost: 5n+1</text:p>
          </table:table-cell>
        </table:table-row>
      </table:table>
      <text:p text:style-name="P24"><text:soft-page-break/></text:p>
      <text:p text:style-name="P24">Run time:</text:p>
      <text:p text:style-name="P24">O(n)</text:p>
      <table:table table:name="Table2" table:style-name="Table2">
        <table:table-column table:style-name="Table2.A" table:number-columns-repeated="4"/>
        <table:table-row>
          <table:table-cell table:style-name="Table2.A1" office:value-type="string">
            <text:p text:style-name="P31">Hash Table</text:p>
          </table:table-cell>
          <table:table-cell table:style-name="Table2.A1" office:value-type="string">
            <text:p text:style-name="P31">Line</text:p>
          </table:table-cell>
          <table:table-cell table:style-name="Table2.A1" office:value-type="string">
            <text:p text:style-name="P31">Execute time</text:p>
          </table:table-cell>
          <table:table-cell table:style-name="Table2.D1" office:value-type="string">
            <text:p text:style-name="P31">Cost</text:p>
          </table:table-cell>
        </table:table-row>
        <table:table-row>
          <table:table-cell table:style-name="Table2.A2" office:value-type="string">
            <text:p text:style-name="P35">Creation</text:p>
          </table:table-cell>
          <table:table-cell table:style-name="Table2.A2" office:value-type="string">
            <text:p text:style-name="P36">1</text:p>
          </table:table-cell>
          <table:table-cell table:style-name="Table2.A2" office:value-type="string">
            <text:p text:style-name="P36">1</text:p>
          </table:table-cell>
          <table:table-cell table:style-name="Table2.D2" office:value-type="string">
            <text:p text:style-name="P36">1</text:p>
          </table:table-cell>
        </table:table-row>
        <table:table-row>
          <table:table-cell table:style-name="Table2.A2" office:value-type="string">
            <text:p text:style-name="P35">Insert</text:p>
          </table:table-cell>
          <table:table-cell table:style-name="Table2.A2" office:value-type="string">
            <text:p text:style-name="P36">0</text:p>
          </table:table-cell>
          <table:table-cell table:style-name="Table2.A2" office:value-type="string">
            <text:p text:style-name="P36">0</text:p>
          </table:table-cell>
          <table:table-cell table:style-name="Table2.D2" office:value-type="string">
            <text:p text:style-name="P36">0</text:p>
          </table:table-cell>
        </table:table-row>
        <table:table-row>
          <table:table-cell table:style-name="Table2.A2" office:value-type="string">
            <text:p text:style-name="P35">Key for course</text:p>
          </table:table-cell>
          <table:table-cell table:style-name="Table2.A2" office:value-type="string">
            <text:p text:style-name="P36">1</text:p>
          </table:table-cell>
          <table:table-cell table:style-name="Table2.A2" office:value-type="string">
            <text:p text:style-name="P36">n</text:p>
          </table:table-cell>
          <table:table-cell table:style-name="Table2.D2" office:value-type="string">
            <text:p text:style-name="P36">n</text:p>
          </table:table-cell>
        </table:table-row>
        <table:table-row>
          <table:table-cell table:style-name="Table2.A2" office:value-type="string">
            <text:p text:style-name="P36">Node to key</text:p>
          </table:table-cell>
          <table:table-cell table:style-name="Table2.A2" office:value-type="string">
            <text:p text:style-name="P36">1</text:p>
          </table:table-cell>
          <table:table-cell table:style-name="Table2.A2" office:value-type="string">
            <text:p text:style-name="P36">n</text:p>
          </table:table-cell>
          <table:table-cell table:style-name="Table2.D2" office:value-type="string">
            <text:p text:style-name="P36">n</text:p>
          </table:table-cell>
        </table:table-row>
        <table:table-row>
          <table:table-cell table:style-name="Table2.A2" office:value-type="string">
            <text:p text:style-name="P36">Key to max</text:p>
          </table:table-cell>
          <table:table-cell table:style-name="Table2.A2" office:value-type="string">
            <text:p text:style-name="P36">1</text:p>
          </table:table-cell>
          <table:table-cell table:style-name="Table2.A2" office:value-type="string">
            <text:p text:style-name="P36">n</text:p>
          </table:table-cell>
          <table:table-cell table:style-name="Table2.D2" office:value-type="string">
            <text:p text:style-name="P36">n</text:p>
          </table:table-cell>
        </table:table-row>
        <table:table-row>
          <table:table-cell table:style-name="Table2.A2" office:value-type="string">
            <text:p text:style-name="P36">Node pointer number is same as course</text:p>
          </table:table-cell>
          <table:table-cell table:style-name="Table2.A2" office:value-type="string">
            <text:p text:style-name="P36">2</text:p>
          </table:table-cell>
          <table:table-cell table:style-name="Table2.A2" office:value-type="string">
            <text:p text:style-name="P36">n</text:p>
          </table:table-cell>
          <table:table-cell table:style-name="Table2.D2" office:value-type="string">
            <text:p text:style-name="P36">2n</text:p>
          </table:table-cell>
        </table:table-row>
        <table:table-row table:style-name="Table2.8">
          <table:table-cell table:style-name="Table2.A2" office:value-type="string">
            <text:p text:style-name="P36">Display course</text:p>
          </table:table-cell>
          <table:table-cell table:style-name="Table2.A2" office:value-type="string">
            <text:p text:style-name="P36">1</text:p>
          </table:table-cell>
          <table:table-cell table:style-name="Table2.A2" office:value-type="string">
            <text:p text:style-name="P36">n</text:p>
          </table:table-cell>
          <table:table-cell table:style-name="Table2.D2" office:value-type="string">
            <text:p text:style-name="P36">n</text:p>
          </table:table-cell>
        </table:table-row>
        <table:table-row>
          <table:table-cell table:style-name="Table2.A2" office:value-type="string">
            <text:p text:style-name="P36">Display prerequisites if any</text:p>
          </table:table-cell>
          <table:table-cell table:style-name="Table2.A2" office:value-type="string">
            <text:p text:style-name="P36">1</text:p>
          </table:table-cell>
          <table:table-cell table:style-name="Table2.A2" office:value-type="string">
            <text:p text:style-name="P36">n</text:p>
          </table:table-cell>
          <table:table-cell table:style-name="Table2.D2" office:value-type="string">
            <text:p text:style-name="P36">n</text:p>
          </table:table-cell>
        </table:table-row>
        <table:table-row>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D2" office:value-type="string">
            <text:p text:style-name="P36">Total cost: 7n+1</text:p>
          </table:table-cell>
        </table:table-row>
      </table:table>
      <text:p text:style-name="P2"/>
      <text:p text:style-name="P24">Run time:</text:p>
      <text:p text:style-name="P24">O(n)</text:p>
      <table:table table:name="Table3" table:style-name="Table3">
        <table:table-column table:style-name="Table3.A" table:number-columns-repeated="4"/>
        <table:table-row>
          <table:table-cell table:style-name="Table3.A1" office:value-type="string">
            <text:p text:style-name="P31">BST(Binary search tree)</text:p>
          </table:table-cell>
          <table:table-cell table:style-name="Table3.A1" office:value-type="string">
            <text:p text:style-name="P31">Line</text:p>
          </table:table-cell>
          <table:table-cell table:style-name="Table3.A1" office:value-type="string">
            <text:p text:style-name="P31">Execute time</text:p>
          </table:table-cell>
          <table:table-cell table:style-name="Table3.D1" office:value-type="string">
            <text:p text:style-name="P31">Cost</text:p>
          </table:table-cell>
        </table:table-row>
        <table:table-row>
          <table:table-cell table:style-name="Table3.A2" office:value-type="string">
            <text:p text:style-name="P37">Creation</text:p>
          </table:table-cell>
          <table:table-cell table:style-name="Table3.A2" office:value-type="string">
            <text:p text:style-name="P37">1</text:p>
          </table:table-cell>
          <table:table-cell table:style-name="Table3.A2" office:value-type="string">
            <text:p text:style-name="P37">1</text:p>
          </table:table-cell>
          <table:table-cell table:style-name="Table3.D2" office:value-type="string">
            <text:p text:style-name="P37">1</text:p>
          </table:table-cell>
        </table:table-row>
        <table:table-row>
          <table:table-cell table:style-name="Table3.A2" office:value-type="string">
            <text:p text:style-name="P37">Insert</text:p>
          </table:table-cell>
          <table:table-cell table:style-name="Table3.A2" office:value-type="string">
            <text:p text:style-name="P37">0</text:p>
          </table:table-cell>
          <table:table-cell table:style-name="Table3.A2" office:value-type="string">
            <text:p text:style-name="P37">0</text:p>
          </table:table-cell>
          <table:table-cell table:style-name="Table3.D2" office:value-type="string">
            <text:p text:style-name="P37">0</text:p>
          </table:table-cell>
        </table:table-row>
        <table:table-row>
          <table:table-cell table:style-name="Table3.A2" office:value-type="string">
            <text:p text:style-name="P37">Left is null</text:p>
          </table:table-cell>
          <table:table-cell table:style-name="Table3.A2" office:value-type="string">
            <text:p text:style-name="P37">1</text:p>
          </table:table-cell>
          <table:table-cell table:style-name="Table3.A2" office:value-type="string">
            <text:p text:style-name="P37">n</text:p>
          </table:table-cell>
          <table:table-cell table:style-name="Table3.D2" office:value-type="string">
            <text:p text:style-name="P37">n</text:p>
          </table:table-cell>
        </table:table-row>
        <table:table-row>
          <table:table-cell table:style-name="Table3.A2" office:value-type="string">
            <text:p text:style-name="P37">Right is null</text:p>
          </table:table-cell>
          <table:table-cell table:style-name="Table3.A2" office:value-type="string">
            <text:p text:style-name="P37">1</text:p>
          </table:table-cell>
          <table:table-cell table:style-name="Table3.A2" office:value-type="string">
            <text:p text:style-name="P37">n</text:p>
          </table:table-cell>
          <table:table-cell table:style-name="Table3.D2" office:value-type="string">
            <text:p text:style-name="P37">n</text:p>
          </table:table-cell>
        </table:table-row>
        <table:table-row>
          <table:table-cell table:style-name="Table3.A2" office:value-type="string">
            <text:p text:style-name="P37">Node less than root</text:p>
          </table:table-cell>
          <table:table-cell table:style-name="Table3.A2" office:value-type="string">
            <text:p text:style-name="P37">1</text:p>
          </table:table-cell>
          <table:table-cell table:style-name="Table3.A2" office:value-type="string">
            <text:p text:style-name="P37">n</text:p>
          </table:table-cell>
          <table:table-cell table:style-name="Table3.D2" office:value-type="string">
            <text:p text:style-name="P37">n</text:p>
          </table:table-cell>
        </table:table-row>
        <table:table-row>
          <table:table-cell table:style-name="Table3.A2" office:value-type="string">
            <text:p text:style-name="P37">No left node</text:p>
          </table:table-cell>
          <table:table-cell table:style-name="Table3.A2" office:value-type="string">
            <text:p text:style-name="P37">1</text:p>
          </table:table-cell>
          <table:table-cell table:style-name="Table3.A2" office:value-type="string">
            <text:p text:style-name="P37">n</text:p>
          </table:table-cell>
          <table:table-cell table:style-name="Table3.D2" office:value-type="string">
            <text:p text:style-name="P37">n</text:p>
          </table:table-cell>
        </table:table-row>
        <table:table-row>
          <table:table-cell table:style-name="Table3.A2" office:value-type="string">
            <text:p text:style-name="P37">Node added to left</text:p>
          </table:table-cell>
          <table:table-cell table:style-name="Table3.A2" office:value-type="string">
            <text:p text:style-name="P37">1</text:p>
          </table:table-cell>
          <table:table-cell table:style-name="Table3.A2" office:value-type="string">
            <text:p text:style-name="P37">n</text:p>
          </table:table-cell>
          <table:table-cell table:style-name="Table3.D2" office:value-type="string">
            <text:p text:style-name="P37">n</text:p>
          </table:table-cell>
        </table:table-row>
        <table:table-row>
          <table:table-cell table:style-name="Table3.A2" office:value-type="string">
            <text:p text:style-name="P37">No right node</text:p>
          </table:table-cell>
          <table:table-cell table:style-name="Table3.A2" office:value-type="string">
            <text:p text:style-name="P37">1</text:p>
          </table:table-cell>
          <table:table-cell table:style-name="Table3.A2" office:value-type="string">
            <text:p text:style-name="P37">n</text:p>
          </table:table-cell>
          <table:table-cell table:style-name="Table3.D2" office:value-type="string">
            <text:p text:style-name="P37">n</text:p>
          </table:table-cell>
        </table:table-row>
        <table:table-row>
          <table:table-cell table:style-name="Table3.A2" office:value-type="string">
            <text:p text:style-name="P37">Node added to right</text:p>
          </table:table-cell>
          <table:table-cell table:style-name="Table3.A2" office:value-type="string">
            <text:p text:style-name="P37">1</text:p>
          </table:table-cell>
          <table:table-cell table:style-name="Table3.A2" office:value-type="string">
            <text:p text:style-name="P37">n</text:p>
          </table:table-cell>
          <table:table-cell table:style-name="Table3.D2" office:value-type="string">
            <text:p text:style-name="P37">n</text:p>
          </table:table-cell>
        </table:table-row>
        <table:table-row>
          <table:table-cell table:style-name="Table3.A2" office:value-type="string">
            <text:p text:style-name="P37"/>
          </table:table-cell>
          <table:table-cell table:style-name="Table3.A2" office:value-type="string">
            <text:p text:style-name="P30"/>
          </table:table-cell>
          <table:table-cell table:style-name="Table3.A2" office:value-type="string">
            <text:p text:style-name="P30"/>
          </table:table-cell>
          <table:table-cell table:style-name="Table3.D2" office:value-type="string">
            <text:p text:style-name="P37">Total cost: 8n+1</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14T22:28:47.689000000</meta:creation-date>
    <dc:date>2024-02-16T22:47:04.481000000</dc:date>
    <meta:editing-duration>PT35M35S</meta:editing-duration>
    <meta:editing-cycles>5</meta:editing-cycles>
    <meta:generator>Neat_Office/6.2.8.2$Windows_x86 LibreOffice_project/</meta:generator>
    <meta:document-statistic meta:table-count="3" meta:image-count="0" meta:object-count="0" meta:page-count="7" meta:paragraph-count="275" meta:word-count="1134" meta:character-count="6323" meta:non-whitespace-character-count="5295"/>
  </office:meta>
</office:document-meta>
</file>